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528cm" fo:min-width="0.278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236cm" fo:min-width="1.97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1.268cm"/>
    </style:style>
    <style:style style:name="gr6" style:family="graphic" style:parent-style-name="objectwithoutfill">
      <style:graphic-properties draw:stroke="dash" draw:stroke-dash="Ultrafine_20_2_20_Dots_20_3_20_Dashes" draw:marker-end="Line_20_Arrow" draw:fill="none" draw:textarea-vertical-align="middle"/>
    </style:style>
    <style:style style:name="gr7" style:family="graphic" style:parent-style-name="objectwithoutfill">
      <style:graphic-properties draw:stroke="dash" draw:stroke-dash="Ultrafine_20_2_20_Dots_20_3_20_Dashes" draw:marker-start="Line_20_Arrow" draw:marker-end="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95cm"/>
    </style:style>
    <style:style style:name="gr9" style:family="graphic" style:parent-style-name="standard">
      <style:graphic-properties draw:stroke="none" svg:stroke-color="#000000" draw:fill="none" draw:fill-color="#ffffff" fo:min-height="1.15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1.198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882cm" fo:min-width="1.198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094cm" fo:min-width="1.622cm"/>
    </style:style>
    <style:style style:name="gr13" style:family="graphic" style:parent-style-name="standard">
      <style:graphic-properties draw:stroke="dash" draw:stroke-dash="Ultrafine_20_2_20_Dots_20_3_20_Dashes" svg:stroke-color="#000000" draw:marker-end="Line_20_Arrow" draw:textarea-vertical-align="middle"/>
    </style:style>
    <style:style style:name="gr14" style:family="graphic" style:parent-style-name="standard">
      <style:graphic-properties svg:stroke-color="#000000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489cm"/>
    </style:style>
    <style:style style:name="gr16" style:family="graphic" style:parent-style-name="standard">
      <style:graphic-properties draw:stroke="none" svg:stroke-color="#000000" draw:fill="none" draw:fill-color="#ffffff" fo:min-height="0.993cm"/>
    </style:style>
    <style:style style:name="gr17" style:family="graphic" style:parent-style-name="standard">
      <style:graphic-properties draw:stroke="solid" svg:stroke-color="#000000" draw:marker-end="CF_20_One" draw:textarea-vertical-align="middle"/>
    </style:style>
    <style:style style:name="gr18" style:family="graphic" style:parent-style-name="standard">
      <style:graphic-properties svg:stroke-color="#000000" draw:marker-end="CF_20_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DejaVu Serif" fo:font-size="12pt" style:font-size-asian="12pt" style:font-size-complex="12pt"/>
    </style:style>
    <style:style style:name="P4" style:family="paragraph">
      <loext:graphic-properties draw:fill-color="#ffffff"/>
      <style:paragraph-properties fo:text-align="center"/>
      <style:text-properties style:font-name="DejaVu Serif" fo:font-size="12pt" style:font-size-asian="12pt" style:font-size-complex="12pt"/>
    </style:style>
    <style:style style:name="P5" style:family="paragraph">
      <loext:graphic-properties draw:fill="none" draw:fill-color="#ffffff"/>
      <style:text-properties style:font-name="DejaVu Serif" fo:font-size="10pt" style:font-size-asian="10pt" style:font-size-complex="10pt"/>
    </style:style>
    <style:style style:name="P6" style:family="paragraph">
      <style:text-properties fo:font-size="11pt"/>
    </style:style>
    <style:style style:name="P7" style:family="paragraph">
      <loext:graphic-properties draw:fill="none" draw:fill-color="#ffffff"/>
      <style:text-properties style:font-name="DejaVu Serif" fo:font-size="11pt" style:font-size-asian="10pt" style:font-size-complex="10pt"/>
    </style:style>
    <style:style style:name="T1" style:family="text">
      <style:text-properties style:font-name="DejaVu Serif" fo:font-size="12pt" style:font-size-asian="12pt" style:font-size-complex="12pt"/>
    </style:style>
    <style:style style:name="T2" style:family="text">
      <style:text-properties style:font-name="DejaVu Serif" fo:font-size="10pt" style:font-size-asian="10pt" style:font-size-complex="10pt"/>
    </style:style>
    <style:style style:name="T3" style:family="text">
      <style:text-properties style:font-name="DejaVu Serif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11.6cm" svg:y1="0.871cm" svg:x2="11.661cm" svg:y2="28.7cm">
          <text:p/>
        </draw:line>
        <draw:line draw:style-name="gr1" draw:text-style-name="P1" draw:layer="layout" svg:x1="44.6cm" svg:y1="1.2cm" svg:x2="44.6cm" svg:y2="28.6cm">
          <text:p/>
        </draw:line>
        <draw:custom-shape draw:style-name="gr2" draw:text-style-name="P2" xml:id="id13" draw:id="id13" draw:layer="layout" svg:width="1.1cm" svg:height="1.1cm" svg:x="9.2cm" svg:y="7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" draw:text-style-name="P3" xml:id="id15" draw:id="id15" draw:layer="layout" svg:width="2.4cm" svg:height="1cm" svg:x="8.5cm" svg:y="8.8cm">
          <draw:text-box>
            <text:p text:style-name="P2"><text:span text:style-name="T1">Usuario</text:span></text:p>
          </draw:text-box>
        </draw:frame>
        <draw:custom-shape draw:style-name="gr4" draw:text-style-name="P4" draw:layer="layout" svg:width="3.5cm" svg:height="2.1cm" svg:x="14.1cm" svg:y="3.5cm">
          <text:p text:style-name="P2"><text:span text:style-name="T1">Operacion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5cm" svg:height="1.7cm" svg:x="13.5cm" svg:y="9.5cm">
          <text:p text:style-name="P2"><text:span text:style-name="T1">Películ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5cm" svg:height="1.7cm" svg:x="16.1cm" svg:y="9.5cm">
          <text:p text:style-name="P2"><text:span text:style-name="T1">Obras de</text:span></text:p>
          <text:p text:style-name="P2"><text:span text:style-name="T1">teat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5cm" svg:height="1.7cm" svg:x="18.7cm" svg:y="9.5cm">
          <text:p text:style-name="P2"><text:span text:style-name="T1">Directo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5cm" svg:height="1.7cm" svg:x="21.3cm" svg:y="9.4cm">
          <text:p text:style-name="P2"><text:span text:style-name="T1">Acto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5cm" svg:height="1.7cm" svg:x="23.9cm" svg:y="9.4cm">
          <text:p text:style-name="P2"><text:span text:style-name="T1">Producto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4.5cm" svg:y1="9.5cm" svg:x2="15.4cm" svg:y2="5.5cm">
          <text:p/>
        </draw:line>
        <draw:line draw:style-name="gr7" draw:text-style-name="P1" draw:layer="layout" svg:x1="16.3cm" svg:y1="5.6cm" svg:x2="17.1cm" svg:y2="9.6cm">
          <text:p/>
        </draw:line>
        <draw:line draw:style-name="gr6" draw:text-style-name="P1" draw:layer="layout" svg:x1="19.6cm" svg:y1="9.5cm" svg:x2="17.1cm" svg:y2="5.3cm">
          <text:p/>
        </draw:line>
        <draw:line draw:style-name="gr6" draw:text-style-name="P1" draw:layer="layout" svg:x1="22.3cm" svg:y1="9.4cm" svg:x2="17.5cm" svg:y2="4.9cm">
          <text:p/>
        </draw:line>
        <draw:line draw:style-name="gr6" draw:text-style-name="P1" draw:layer="layout" svg:x1="24.8cm" svg:y1="9.4cm" svg:x2="17.6cm" svg:y2="4.5cm">
          <text:p/>
        </draw:line>
        <draw:frame draw:style-name="gr8" draw:text-style-name="P5" draw:layer="layout" svg:width="3.1cm" svg:height="1.2cm" draw:transform="rotate (1.30899693899575) translate (13.739cm 9.189cm)">
          <draw:text-box>
            <text:p><text:span text:style-name="T2">&lt;&lt;extends&gt;&gt;</text:span></text:p>
          </draw:text-box>
        </draw:frame>
        <draw:frame draw:style-name="gr8" draw:text-style-name="P5" draw:layer="layout" svg:width="3.1cm" svg:height="1.2cm" draw:transform="rotate (1.74532925199433) translate (16.438cm 9.4cm)">
          <draw:text-box>
            <text:p><text:span text:style-name="T2">&lt;&lt;extends&gt;&gt;</text:span></text:p>
          </draw:text-box>
        </draw:frame>
        <draw:frame draw:style-name="gr8" draw:text-style-name="P7" draw:layer="layout" svg:width="3.1cm" svg:height="1.2cm" draw:transform="rotate (2.18166156499291) translate (18.717cm 9.528cm)">
          <draw:text-box>
            <text:p text:style-name="P6"><text:span text:style-name="T3">&lt;&lt;extends&gt;&gt;</text:span></text:p>
          </draw:text-box>
        </draw:frame>
        <draw:frame draw:style-name="gr8" draw:text-style-name="P5" draw:layer="layout" svg:width="3.1cm" svg:height="1.2cm" draw:transform="rotate (2.35619449019234) translate (20.952cm 9.172cm)">
          <draw:text-box>
            <text:p><text:span text:style-name="T2">&lt;&lt;extends&gt;&gt;</text:span></text:p>
          </draw:text-box>
        </draw:frame>
        <draw:frame draw:style-name="gr8" draw:text-style-name="P5" draw:layer="layout" svg:width="3.1cm" svg:height="1.2cm" draw:transform="rotate (2.44346095279206) translate (22.775cm 9.112cm)">
          <draw:text-box>
            <text:p><text:span text:style-name="T2">&lt;&lt;extends&gt;&gt;</text:span></text:p>
          </draw:text-box>
        </draw:frame>
        <draw:custom-shape draw:style-name="gr4" draw:text-style-name="P4" xml:id="id2" draw:id="id2" draw:layer="layout" svg:width="3.5cm" svg:height="2.1cm" svg:x="31cm" svg:y="10cm">
          <text:p text:style-name="P2"><text:span text:style-name="T1">Operar B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1cm" svg:height="1.1cm" svg:x="46.6cm" svg:y="9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" draw:text-style-name="P3" draw:layer="layout" svg:width="2.2cm" svg:height="1cm" svg:x="46.1cm" svg:y="10.9cm">
          <draw:text-box>
            <text:p text:style-name="P2"><text:span text:style-name="T1">BD</text:span></text:p>
          </draw:text-box>
        </draw:frame>
        <draw:frame draw:style-name="gr9" draw:text-style-name="P5" draw:layer="layout" svg:width="3cm" svg:height="1.4cm" draw:transform="rotate (0.174532925199433) translate (24.1cm 12.221cm)">
          <draw:text-box>
            <text:p><text:span text:style-name="T2">&lt;&lt;include&gt;&gt;</text:span></text:p>
          </draw:text-box>
        </draw:frame>
        <draw:custom-shape draw:style-name="gr10" draw:text-style-name="P4" draw:layer="layout" svg:width="2.4cm" svg:height="1.7cm" svg:x="12.9cm" svg:y="17.4cm">
          <text:p text:style-name="P2"><text:span text:style-name="T1">Disponibl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2.4cm" svg:height="1.7cm" svg:x="15.4cm" svg:y="17.4cm">
          <text:p text:style-name="P2"><text:span text:style-name="T1">Por Direc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2.4cm" svg:height="1.6cm" svg:x="17.9cm" svg:y="17.4cm">
          <text:p text:style-name="P2"><text:span text:style-name="T1">Por Peli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2.4cm" svg:height="1.7cm" svg:x="20.4cm" svg:y="17.3cm">
          <text:p text:style-name="P2"><text:span text:style-name="T1">Por o. teat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2.4cm" svg:height="1.7cm" svg:x="22.9cm" svg:y="17.3cm">
          <text:p text:style-name="P2"><text:span text:style-name="T1">Por Prod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2.4cm" svg:height="1.7cm" svg:x="25.4cm" svg:y="17.3cm">
          <text:p text:style-name="P2"><text:span text:style-name="T1">Por A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3cm" svg:height="1.9cm" svg:x="17.3cm" svg:y="13.1cm">
          <text:p text:style-name="P2"><text:span text:style-name="T1">Filtr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7.7cm" svg:y1="13.4cm" svg:x2="15.2cm" svg:y2="11.1cm">
          <text:p/>
        </draw:line>
        <draw:line draw:style-name="gr6" draw:text-style-name="P1" draw:layer="layout" svg:x1="18.3cm" svg:y1="13.2cm" svg:x2="17.7cm" svg:y2="11.2cm">
          <text:p/>
        </draw:line>
        <draw:line draw:style-name="gr6" draw:text-style-name="P1" draw:layer="layout" svg:x1="18.5cm" svg:y1="13.1cm" svg:x2="19.3cm" svg:y2="11.1cm">
          <text:p/>
        </draw:line>
        <draw:line draw:style-name="gr6" draw:text-style-name="P1" draw:layer="layout" svg:x1="19.4cm" svg:y1="13.2cm" svg:x2="21.7cm" svg:y2="10.9cm">
          <text:p/>
        </draw:line>
        <draw:line draw:style-name="gr6" draw:text-style-name="P1" draw:layer="layout" svg:x1="19.8cm" svg:y1="13.4cm" svg:x2="24.4cm" svg:y2="11cm">
          <text:p/>
        </draw:line>
        <draw:frame draw:style-name="gr8" draw:text-style-name="P5" draw:layer="layout" svg:width="3.1cm" svg:height="1.2cm" draw:transform="rotate (2.44346095279206) translate (17.175cm 13.712cm)">
          <draw:text-box>
            <text:p><text:span text:style-name="T2">&lt;&lt;extends&gt;&gt;</text:span></text:p>
          </draw:text-box>
        </draw:frame>
        <draw:line draw:style-name="gr6" draw:text-style-name="P1" draw:layer="layout" svg:x1="13.5cm" svg:y1="17.5cm" svg:x2="17.3cm" svg:y2="14.1cm">
          <text:p/>
        </draw:line>
        <draw:line draw:style-name="gr6" draw:text-style-name="P1" draw:layer="layout" svg:x1="16.2cm" svg:y1="17.4cm" svg:x2="17.6cm" svg:y2="14.7cm">
          <text:p/>
        </draw:line>
        <draw:line draw:style-name="gr6" draw:text-style-name="P1" draw:layer="layout" svg:x1="18.7cm" svg:y1="17.4cm" svg:x2="18.3cm" svg:y2="14.9cm">
          <text:p/>
        </draw:line>
        <draw:line draw:style-name="gr6" draw:text-style-name="P1" draw:layer="layout" svg:x1="20.9cm" svg:y1="17.5cm" svg:x2="19.5cm" svg:y2="14.9cm">
          <text:p/>
        </draw:line>
        <draw:line draw:style-name="gr6" draw:text-style-name="P1" draw:layer="layout" svg:x1="23.3cm" svg:y1="17.5cm" svg:x2="20cm" svg:y2="14.6cm">
          <text:p/>
        </draw:line>
        <draw:line draw:style-name="gr6" draw:text-style-name="P1" draw:layer="layout" svg:x1="25.8cm" svg:y1="17.5cm" svg:x2="20.1cm" svg:y2="14.4cm">
          <text:p/>
        </draw:line>
        <draw:frame draw:style-name="gr8" draw:text-style-name="P5" draw:layer="layout" svg:width="3.1cm" svg:height="1.2cm" draw:transform="rotate (0.785398163397448) translate (13.459cm 16.651cm)">
          <draw:text-box>
            <text:p><text:span text:style-name="T2">&lt;&lt;extends&gt;&gt;</text:span></text:p>
          </draw:text-box>
        </draw:frame>
        <draw:custom-shape draw:style-name="gr2" draw:text-style-name="P2" xml:id="id7" draw:id="id7" draw:layer="layout" svg:width="1.1cm" svg:height="1.1cm" svg:x="46.6cm" svg:y="14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" draw:text-style-name="P3" draw:layer="layout" svg:width="2.4cm" svg:height="1cm" svg:x="46cm" svg:y="16cm">
          <draw:text-box>
            <text:p text:style-name="P2"><text:span text:style-name="T1">Pantalla</text:span></text:p>
          </draw:text-box>
        </draw:frame>
        <draw:line draw:style-name="gr6" draw:text-style-name="P1" draw:layer="layout" svg:x1="20.2cm" svg:y1="13.8cm" svg:x2="31.4cm" svg:y2="11.5cm">
          <text:p/>
        </draw:line>
        <draw:custom-shape draw:style-name="gr4" draw:text-style-name="P4" xml:id="id1" draw:id="id1" draw:layer="layout" svg:width="3.5cm" svg:height="2.1cm" svg:x="18.3cm" svg:y="23.2cm">
          <text:p text:style-name="P2"><text:span text:style-name="T1">Mostrar una</text:span></text:p>
          <text:p text:style-name="P2"><text:span text:style-name="T1">Ob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8.6cm" svg:y1="23.6cm" svg:x2="14.4cm" svg:y2="19.1cm">
          <text:p/>
        </draw:line>
        <draw:line draw:style-name="gr6" draw:text-style-name="P1" draw:layer="layout" svg:x1="19.6cm" svg:y1="23.2cm" svg:x2="16.9cm" svg:y2="19.2cm">
          <text:p/>
        </draw:line>
        <draw:line draw:style-name="gr6" draw:text-style-name="P1" draw:layer="layout" svg:x1="20.5cm" svg:y1="23.2cm" svg:x2="19.3cm" svg:y2="19cm">
          <text:p/>
        </draw:line>
        <draw:line draw:style-name="gr6" draw:text-style-name="P1" draw:layer="layout" svg:x1="20.8cm" svg:y1="23.2cm" svg:x2="21.4cm" svg:y2="19cm">
          <text:p/>
        </draw:line>
        <draw:line draw:style-name="gr6" draw:text-style-name="P1" draw:layer="layout" svg:x1="21.1cm" svg:y1="23.4cm" svg:x2="23.5cm" svg:y2="18.9cm">
          <text:p/>
        </draw:line>
        <draw:line draw:style-name="gr6" draw:text-style-name="P1" draw:layer="layout" svg:x1="21.4cm" svg:y1="23.6cm" svg:x2="25.8cm" svg:y2="18.7cm">
          <text:p/>
        </draw:line>
        <draw:frame draw:style-name="gr8" draw:text-style-name="P5" draw:layer="layout" svg:width="3.1cm" svg:height="1.2cm" draw:transform="rotate (2.44346095279206) translate (17.329cm 23.012cm)">
          <draw:text-box>
            <text:p><text:span text:style-name="T2">&lt;&lt;extends&gt;&gt;</text:span></text:p>
          </draw:text-box>
        </draw:frame>
        <draw:frame draw:style-name="gr8" draw:text-style-name="P5" draw:layer="layout" svg:width="3.1cm" svg:height="1.2cm" draw:transform="rotate (2.18166156499291) translate (18.568cm 22.969cm)">
          <draw:text-box>
            <text:p><text:span text:style-name="T2">&lt;&lt;extends&gt;&gt;</text:span></text:p>
          </draw:text-box>
        </draw:frame>
        <draw:frame draw:style-name="gr8" draw:text-style-name="P5" draw:layer="layout" svg:width="3.1cm" svg:height="1.2cm" draw:transform="rotate (0.785398163397448) translate (22.759cm 22.051cm)">
          <draw:text-box>
            <text:p><text:span text:style-name="T2">&lt;&lt;extends&gt;&gt;</text:span></text:p>
          </draw:text-box>
        </draw:frame>
        <draw:connector draw:style-name="gr13" draw:text-style-name="P2" draw:layer="layout" svg:x1="21.8cm" svg:y1="24.25cm" svg:x2="32.75cm" svg:y2="12.1cm" draw:start-shape="id1" draw:start-glue-point="10" draw:end-shape="id2" draw:end-glue-point="8" svg:d="M21800 24250h10950v-12150" svg:viewBox="0 0 10951 12151">
          <text:p/>
        </draw:connector>
        <draw:connector draw:style-name="gr14" draw:text-style-name="P2" draw:layer="layout" svg:x1="34.5cm" svg:y1="11.05cm" svg:x2="46.6cm" svg:y2="10.15cm" draw:start-shape="id2" draw:start-glue-point="10" draw:end-shape="id3" draw:end-glue-point="6" svg:d="M34500 11050h6050v-900h6050" svg:viewBox="0 0 12101 901">
          <text:p/>
        </draw:connector>
        <draw:frame draw:style-name="gr9" draw:text-style-name="P5" draw:layer="layout" svg:width="3cm" svg:height="1.4cm" svg:x="25.2cm" svg:y="23.6cm">
          <draw:text-box>
            <text:p><text:span text:style-name="T2">&lt;&lt;include&gt;&gt;</text:span></text:p>
          </draw:text-box>
        </draw:frame>
        <draw:custom-shape draw:style-name="gr4" draw:text-style-name="P4" xml:id="id4" draw:id="id4" draw:layer="layout" svg:width="3.5cm" svg:height="2.1cm" svg:x="18.5cm" svg:y="26.6cm">
          <text:p text:style-name="P2"><text:span text:style-name="T1">Contactar / </text:span></text:p>
          <text:p text:style-name="P2"><text:span text:style-name="T1">aplic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3.5cm" svg:height="2.1cm" svg:x="24.6cm" svg:y="26.6cm">
          <text:p text:style-name="P2"><text:span text:style-name="T1">Repercusi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svg:x1="20.25cm" svg:y1="26.6cm" svg:x2="20.05cm" svg:y2="25.3cm" draw:start-shape="id4" draw:start-glue-point="4" draw:end-shape="id1" draw:end-glue-point="8" svg:d="M20250 26600v-650h-200v-650" svg:viewBox="0 0 201 1301">
          <text:p/>
        </draw:connector>
        <draw:connector draw:style-name="gr13" draw:text-style-name="P2" draw:layer="layout" svg:x1="26.35cm" svg:y1="26.6cm" svg:x2="21.288cm" svg:y2="24.993cm" draw:start-shape="id5" draw:start-glue-point="4" draw:end-shape="id1" draw:end-glue-point="9" svg:d="M26350 26600v-650h-5062v-957" svg:viewBox="0 0 5063 1608">
          <text:p/>
        </draw:connector>
        <draw:frame draw:style-name="gr8" draw:text-style-name="P5" draw:layer="layout" svg:width="3.1cm" svg:height="1.2cm" svg:x="23.229cm" svg:y="25.379cm">
          <draw:text-box>
            <text:p><text:span text:style-name="T2">&lt;&lt;extends&gt;&gt;</text:span></text:p>
          </draw:text-box>
        </draw:frame>
        <draw:frame draw:style-name="gr8" draw:text-style-name="P5" draw:layer="layout" svg:width="3.1cm" svg:height="1.2cm" svg:x="17.6cm" svg:y="25.9cm">
          <draw:text-box>
            <text:p><text:span text:style-name="T2">&lt;&lt;extends&gt;&gt;</text:span></text:p>
          </draw:text-box>
        </draw:frame>
        <draw:frame draw:style-name="gr8" draw:text-style-name="P5" draw:layer="layout" svg:width="3.1cm" svg:height="1.2cm" draw:transform="rotate (-0.523598775598299) translate (22.215cm 14.7cm)">
          <draw:text-box>
            <text:p><text:span text:style-name="T2">&lt;&lt;extends&gt;&gt;</text:span></text:p>
          </draw:text-box>
        </draw:frame>
        <draw:connector draw:style-name="gr13" draw:text-style-name="P2" draw:layer="layout" svg:x1="27.588cm" svg:y1="26.907cm" svg:x2="31.512cm" svg:y2="11.793cm" draw:start-shape="id5" draw:start-glue-point="11" draw:end-shape="id2" draw:end-glue-point="7" svg:d="M27588 26907v-7557h3924v-7557" svg:viewBox="0 0 3925 15115">
          <text:p/>
        </draw:connector>
        <draw:frame draw:style-name="gr9" draw:text-style-name="P5" draw:layer="layout" svg:width="3cm" svg:height="1.4cm" svg:x="28.2cm" svg:y="18.7cm">
          <draw:text-box>
            <text:p><text:span text:style-name="T2">&lt;&lt;include&gt;&gt;</text:span></text:p>
          </draw:text-box>
        </draw:frame>
        <draw:custom-shape draw:style-name="gr4" draw:text-style-name="P4" xml:id="id6" draw:id="id6" draw:layer="layout" svg:width="3.5cm" svg:height="2.1cm" svg:x="36cm" svg:y="15cm">
          <text:p text:style-name="P2"><text:span text:style-name="T1">Operar </text:span></text:p>
          <text:p text:style-name="P2"><text:span text:style-name="T1">Pantall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8" draw:id="id8" draw:layer="layout" svg:width="3.5cm" svg:height="2.1cm" svg:x="36cm" svg:y="20.8cm">
          <text:p text:style-name="P2"><text:span text:style-name="T1">Operar </text:span></text:p>
          <text:p text:style-name="P2"><text:span text:style-name="T1">Correo E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1.1cm" svg:height="1.1cm" svg:x="46.5cm" svg:y="19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5" draw:text-style-name="P3" draw:layer="layout" svg:width="2.4cm" svg:height="1.739cm" svg:x="45.9cm" svg:y="21cm">
          <draw:text-box>
            <text:p text:style-name="P2"><text:span text:style-name="T1">Correo Electrónico</text:span></text:p>
          </draw:text-box>
        </draw:frame>
        <draw:connector draw:style-name="gr13" draw:text-style-name="P2" draw:layer="layout" svg:x1="21.8cm" svg:y1="24.25cm" svg:x2="36cm" svg:y2="16.05cm" draw:start-shape="id1" draw:start-glue-point="10" draw:end-shape="id6" draw:end-glue-point="6" svg:d="M21800 24250h7100v-8200h7100" svg:viewBox="0 0 14201 8201">
          <text:p/>
        </draw:connector>
        <draw:frame draw:style-name="gr9" draw:text-style-name="P5" draw:layer="layout" svg:width="3cm" svg:height="1.4cm" svg:x="28.8cm" svg:y="15.5cm">
          <draw:text-box>
            <text:p><text:span text:style-name="T2">&lt;&lt;include&gt;&gt;</text:span></text:p>
          </draw:text-box>
        </draw:frame>
        <draw:connector draw:style-name="gr14" draw:text-style-name="P2" draw:layer="layout" svg:x1="39.5cm" svg:y1="16.05cm" svg:x2="46.6cm" svg:y2="15.35cm" draw:start-shape="id6" draw:start-glue-point="10" draw:end-shape="id7" draw:end-glue-point="6" svg:d="M39500 16050h3550v-700h3550" svg:viewBox="0 0 7101 701">
          <text:p/>
        </draw:connector>
        <draw:connector draw:style-name="gr14" draw:text-style-name="P2" draw:layer="layout" svg:x1="39.5cm" svg:y1="21.85cm" svg:x2="46.5cm" svg:y2="20.35cm" draw:start-shape="id8" draw:start-glue-point="10" draw:end-shape="id9" draw:end-glue-point="6" svg:d="M39500 21850h3500v-1500h3500" svg:viewBox="0 0 7001 1501">
          <text:p/>
        </draw:connector>
        <draw:connector draw:style-name="gr13" draw:text-style-name="P2" draw:layer="layout" svg:x1="28.1cm" svg:y1="27.65cm" svg:x2="36.512cm" svg:y2="16.793cm" draw:start-shape="id5" draw:start-glue-point="10" draw:end-shape="id6" draw:end-glue-point="7" svg:d="M28100 27650h8412v-10857" svg:viewBox="0 0 8413 10858">
          <text:p/>
        </draw:connector>
        <draw:frame draw:style-name="gr9" draw:text-style-name="P5" draw:layer="layout" svg:width="3cm" svg:height="1.4cm" svg:x="29.8cm" svg:y="21.2cm">
          <draw:text-box>
            <text:p><text:span text:style-name="T2">&lt;&lt;include&gt;&gt;</text:span></text:p>
          </draw:text-box>
        </draw:frame>
        <draw:connector draw:style-name="gr13" draw:text-style-name="P2" draw:layer="layout" svg:x1="22cm" svg:y1="27.65cm" svg:x2="36cm" svg:y2="21.85cm" draw:start-shape="id4" draw:start-glue-point="10" draw:end-shape="id8" draw:end-glue-point="6" svg:d="M22000 27650h7000v-5800h7000" svg:viewBox="0 0 14001 5801">
          <text:p/>
        </draw:connector>
        <draw:frame draw:style-name="gr9" draw:text-style-name="P5" draw:layer="layout" svg:width="3cm" svg:height="1.4cm" svg:x="31.3cm" svg:y="27cm">
          <draw:text-box>
            <text:p><text:span text:style-name="T2">&lt;&lt;include&gt;&gt;</text:span></text:p>
          </draw:text-box>
        </draw:frame>
        <draw:custom-shape draw:style-name="gr4" draw:text-style-name="P4" xml:id="id10" draw:id="id10" draw:layer="layout" svg:width="3.5cm" svg:height="2.1cm" svg:x="37.5cm" svg:y="24.9cm">
          <text:p text:style-name="P2"><text:span text:style-name="T1">Operar </text:span></text:p>
          <text:p text:style-name="P2"><text:span text:style-name="T1">Twit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1.1cm" svg:height="1.1cm" svg:x="46.5cm" svg:y="24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" draw:text-style-name="P3" draw:layer="layout" svg:width="2.4cm" svg:height="1cm" svg:x="45.8cm" svg:y="25.561cm">
          <draw:text-box>
            <text:p text:style-name="P2"><text:span text:style-name="T1">Twitter</text:span></text:p>
          </draw:text-box>
        </draw:frame>
        <draw:connector draw:style-name="gr14" draw:text-style-name="P2" draw:layer="layout" svg:x1="41cm" svg:y1="25.95cm" svg:x2="46.5cm" svg:y2="24.95cm" draw:start-shape="id10" draw:start-glue-point="10" draw:end-shape="id11" draw:end-glue-point="6" svg:d="M41000 25950h2750v-1000h2750" svg:viewBox="0 0 5501 1001">
          <text:p/>
        </draw:connector>
        <draw:connector draw:style-name="gr13" draw:text-style-name="P2" draw:layer="layout" svg:x1="27.588cm" svg:y1="26.907cm" svg:x2="37.5cm" svg:y2="25.95cm" draw:start-shape="id5" draw:start-glue-point="11" draw:end-shape="id10" draw:end-glue-point="6" svg:d="M27588 26907v-957h9912" svg:viewBox="0 0 9913 958">
          <text:p/>
        </draw:connector>
        <draw:frame draw:style-name="gr9" draw:text-style-name="P5" draw:layer="layout" svg:width="3cm" svg:height="1.4cm" svg:x="31.7cm" svg:y="25.2cm">
          <draw:text-box>
            <text:p><text:span text:style-name="T2">&lt;&lt;include&gt;&gt;</text:span></text:p>
          </draw:text-box>
        </draw:frame>
        <draw:custom-shape draw:style-name="gr2" draw:text-style-name="P2" xml:id="id12" draw:id="id12" draw:layer="layout" svg:width="1.1cm" svg:height="1.1cm" svg:x="1.9cm" svg:y="10.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" draw:text-style-name="P3" draw:layer="layout" svg:width="2.4cm" svg:height="1cm" svg:x="1.3cm" svg:y="11.4cm">
          <draw:text-box>
            <text:p text:style-name="P2"><text:span text:style-name="T1">Director</text:span></text:p>
          </draw:text-box>
        </draw:frame>
        <draw:custom-shape draw:style-name="gr2" draw:text-style-name="P2" xml:id="id16" draw:id="id16" draw:layer="layout" svg:width="1.1cm" svg:height="1.1cm" svg:x="1.8cm" svg:y="12.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" draw:text-style-name="P3" draw:layer="layout" svg:width="2.4cm" svg:height="1cm" svg:x="1.2cm" svg:y="14cm">
          <draw:text-box>
            <text:p text:style-name="P2"><text:span text:style-name="T1">Actor</text:span></text:p>
          </draw:text-box>
        </draw:frame>
        <draw:custom-shape draw:style-name="gr2" draw:text-style-name="P2" xml:id="id14" draw:id="id14" draw:layer="layout" svg:width="1.1cm" svg:height="1.1cm" svg:x="1.9cm" svg:y="15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" draw:text-style-name="P3" draw:layer="layout" svg:width="3.1cm" svg:height="1.243cm" svg:x="1cm" svg:y="16.5cm">
          <draw:text-box>
            <text:p text:style-name="P2"><text:span text:style-name="T1">Productor</text:span></text:p>
          </draw:text-box>
        </draw:frame>
        <draw:connector draw:style-name="gr17" draw:text-style-name="P2" draw:layer="layout" svg:x1="3cm" svg:y1="10.65cm" svg:x2="9.2cm" svg:y2="8.05cm" draw:start-shape="id12" draw:start-glue-point="10" draw:end-shape="id13" draw:end-glue-point="6" svg:d="M3000 10650h3100v-2600h3100" svg:viewBox="0 0 6201 2601">
          <text:p/>
        </draw:connector>
        <draw:connector draw:style-name="gr18" draw:text-style-name="P2" draw:layer="layout" draw:line-skew="1.1cm" svg:x1="2.839cm" svg:y1="15.361cm" svg:x2="9.7cm" svg:y2="9.8cm" draw:start-shape="id14" draw:start-glue-point="11" draw:end-shape="id15" draw:end-glue-point="2" svg:d="M2839 15361v-1761h6861v-3800" svg:viewBox="0 0 6862 5562">
          <text:p/>
        </draw:connector>
        <draw:connector draw:style-name="gr18" draw:text-style-name="P2" draw:layer="layout" svg:x1="2.739cm" svg:y1="12.861cm" svg:x2="8.5cm" svg:y2="9.3cm" draw:start-shape="id16" draw:start-glue-point="11" draw:end-shape="id15" draw:end-glue-point="3" svg:d="M2739 12861h2962v-3561h2799" svg:viewBox="0 0 5762 35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CF_20_One" draw:display-name="CF One" svg:viewBox="-19 -40 38 40" svg:d="M0 0h1v-40h-2v40zM1 0h-20v-2h20zM-1 0h20v-2h-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8T18:21:14.340000000</meta:creation-date>
    <dc:date>2018-11-05T16:44:03.238000000</dc:date>
    <meta:editing-duration>PT1H11M16S</meta:editing-duration>
    <meta:editing-cycles>23</meta:editing-cycles>
    <meta:generator>LibreOffice/6.1.3.2$Windows_X86_64 LibreOffice_project/86daf60bf00efa86ad547e59e09d6bb77c699acb</meta:generator>
    <meta:document-statistic meta:object-count="96"/>
  </office:meta>
</office:document-meta>
</file>